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font-size="14pt" fo:language="en" fo:country="US" style:font-size-asian="14pt"/>
    </style:style>
    <style:style style:name="P3" style:family="paragraph" style:parent-style-name="Title" style:master-page-name="Standard">
      <style:paragraph-properties style:page-number="auto"/>
    </style:style>
    <style:style style:name="P4" style:family="paragraph" style:parent-style-name="List_20_Paragraph" style:list-style-name="WWNum1"/>
    <style:style style:name="P5" style:family="paragraph" style:parent-style-name="List_20_Paragraph" style:list-style-name="WWNum2"/>
    <style:style style:name="P6" style:family="paragraph" style:parent-style-name="List_20_Paragraph" style:list-style-name="WWNum3"/>
    <style:style style:name="P7" style:family="paragraph" style:parent-style-name="List_20_Paragraph">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style="italic" style:font-style-asian="italic"/>
    </style:style>
    <style:style style:name="T4" style:family="text">
      <style:text-properties fo:font-size="14pt" fo:language="en" fo:country="US" style:font-size-asian="14pt"/>
    </style:style>
    <style:style style:name="T5" style:family="text">
      <style:text-properties fo:font-size="14pt" fo:language="en" fo:country="US" fo:font-weight="bold" style:font-size-asian="14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Developer manual</text:span></text:p>
      <text:p text:style-name="P1"/>
      <text:p text:style-name="Standard"><text:span text:style-name="T5">Course:</text:span><text:span text:style-name="T4"> DAT255 HT-13</text:span></text:p>
      <text:p text:style-name="Standard"><text:span text:style-name="T5">Group 10.</text:span></text:p>
      <text:p text:style-name="P2"/>
      <text:h text:style-name="Heading_20_1" text:outline-level="1"><text:span text:style-name="T1">Getting started</text:span></text:h>
      <text:p text:style-name="P1"/>
      <text:p text:style-name="Standard"><text:span text:style-name="T2">What you need:</text:span></text:p>
      <text:list xml:id="list230549496686108444" text:style-name="WWNum1">
        <text:list-item>
          <text:p text:style-name="P4"><text:span text:style-name="T1">Java 7 (JDK)</text:span></text:p>
        </text:list-item>
        <text:list-item>
          <text:p text:style-name="P4"><text:span text:style-name="T1">Android developer tools</text:span></text:p>
        </text:list-item>
        <text:list-item>
          <text:p text:style-name="P4"><text:span text:style-name="T1">Android SDK</text:span></text:p>
          <text:list>
            <text:list-item>
              <text:p text:style-name="P4"><text:span text:style-name="T1">Minimum SDK:<text:tab/>5</text:span></text:p>
            </text:list-item>
            <text:list-item>
              <text:p text:style-name="P4"><text:span text:style-name="T1">Target SDK:<text:tab/><text:tab/>17</text:span></text:p>
            </text:list-item>
          </text:list>
        </text:list-item>
        <text:list-item>
          <text:p text:style-name="P4"><text:span text:style-name="T1">An Android device or emulator</text:span></text:p>
        </text:list-item>
      </text:list>
      <text:p text:style-name="Standard"><text:span text:style-name="T2">How to:</text:span></text:p>
      <text:list xml:id="list6970428050407771965" text:style-name="WWNum2">
        <text:list-item>
          <text:p text:style-name="P5"><text:span text:style-name="T1">Run:</text:span></text:p>
          <text:list>
            <text:list-item>
              <text:p text:style-name="P5"><text:span text:style-name="T1">git clone </text:span><text:a xlink:type="simple" xlink:href="https://github.com/larsson152/dat255">https://github.com/larsson152/dat255</text:a></text:p>
            </text:list-item>
          </text:list>
        </text:list-item>
        <text:list-item>
          <text:p text:style-name="P5"><text:span text:style-name="T1">Build and run the application</text:span></text:p>
        </text:list-item>
      </text:list>
      <text:p text:style-name="P1"/>
      <text:h text:style-name="Heading_20_1" text:outline-level="1"><text:span text:style-name="T1">Build process</text:span></text:h>
      <text:p text:style-name="Standard"><text:span text:style-name="T1">Open Android Developer Tools and import </text:span><text:span text:style-name="T3">projectWood</text:span><text:span text:style-name="T1">, </text:span><text:span text:style-name="T3">projectWood-android</text:span><text:span text:style-name="T1"> and </text:span><text:span text:style-name="T3">projectWood-server</text:span><text:span text:style-name="T1"> from the Git repository.</text:span></text:p>
      <text:list xml:id="list5858596158693120333" text:style-name="WWNum3">
        <text:list-item>
          <text:p text:style-name="P6"><text:span text:style-name="T1">Run </text:span><text:span text:style-name="T3">projectWood-android </text:span><text:span text:style-name="T1">as an android application to build, install and start the game client on your device/emulator.</text:span></text:p>
        </text:list-item>
      </text:list>
      <text:p text:style-name="P7"/>
      <text:list xml:id="list32241085" text:continue-numbering="true" text:style-name="WWNum3">
        <text:list-item>
          <text:p text:style-name="P6"><text:span text:style-name="T1">To run the server, right-click on </text:span><text:span text:style-name="T3">projectWood-server</text:span><text:span text:style-name="T1"> and run it as a Java application. Remember to change the IP-address in the client to run your own server, more information below.</text:span></text:p>
        </text:list-item>
      </text:list>
      <text:p text:style-name="P7"/>
      <text:p text:style-name="Standard"><text:span text:style-name="T2">Change IP address in client application</text:span></text:p>
      <text:p text:style-name="Standard"><text:soft-page-break/><text:span text:style-name="T1">When you want to run your own high score server you have to change the IP address that the client will connect to. Go to GameClient.java and locate the connect-method. Change the string to the IP address of your server.</text:span></text:p>
      <text:h text:style-name="Heading_20_1" text:outline-level="1">External dependencies</text:h>
      <text:p text:style-name="Text_20_body"/>
      <text:p text:style-name="Text_20_body">Libgdx - <text:a xlink:type="simple" xlink:href="http://libgdx.badlogicgames.com/">http://libgdx.badlogicgames.com/</text:a></text:p>
      <text:p text:style-name="Text_20_body">Libgdx is a development framework with an API that provides many useful classes and methods. Libgdx enables the use of OpenGL 1.x and 2.0 and helps with graphic rendering through many built in features.</text:p>
      <text:p text:style-name="Text_20_body"/>
      <text:p text:style-name="Text_20_body">Kryonet - <text:a xlink:type="simple" xlink:href="http://code.google.com/p/kryonet/">http://code.google.com/p/kryonet/</text:a></text:p>
      <text:p text:style-name="Text_20_body">Kryonet is a library that provides an API for TCP/UDP client/server networking. It uses the Kryo serialization library for quick and easy transfer across the net. One of the most outstanding features of Kryonet is its speed and efficiency, making it very suitable for games.</text:p>
      <text:p text:style-name="Text_20_body"/>
      <text:p text:style-name="Text_20_body">Universal Tween Engine - <text:a xlink:type="simple" xlink:href="http://code.google.com/p/java-universal-tween-engine/">http://code.google.com/p/java-universal-tween-engine/</text:a></text:p>
      <text:p text:style-name="Text_20_body">Universal Tween Engine lets us interpolate any attribute of any object in our OpenGL-based project.We use this to animate some of our screens, making them fade in and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Title" style:family="paragraph" style:parent-style-name="Standard" style:next-style-name="Subtitle" style:default-outline-level="" style:class="chapter">
      <style:paragraph-properties fo:margin-top="0cm" fo:margin-bottom="0cm" fo:line-height="100%" fo:text-align="start" style:justify-single-word="false"/>
      <style:text-properties fo:color="#2e74b5"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efault_20_Paragraph_20_Font" style:display-name="Default Paragraph Font" style:family="text"/>
    <style:style style:name="Rubrik_20_Char" style:display-name="Rubrik Char" style:family="text" style:parent-style-name="Default_20_Paragraph_20_Font">
      <style:text-properties fo:color="#2e74b5" style:font-name="Calibri Light" fo:font-size="28pt" fo:letter-spacing="-0.018cm" style:letter-kerning="true" style:font-size-asian="28pt" style:font-name-complex="F" style:font-size-complex="28pt"/>
    </style:style>
    <style:style style:name="Rubrik_20_1_20_Char" style:display-name="Rubrik 1 Char" style:family="text" style:parent-style-name="Default_20_Paragraph_20_Font">
      <style:text-properties fo:color="#2e74b5" style:font-name="Calibri Light" fo:font-size="16pt" style:font-size-asian="16pt" style:font-name-complex="F"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k Larsson</meta:initial-creator>
    <dc:creator>Henrik Merlander</dc:creator>
    <meta:editing-cycles>1</meta:editing-cycles>
    <meta:creation-date>2013-10-20T11:17:00</meta:creation-date>
    <dc:date>2013-10-25T12:10:47.28</dc:date>
    <meta:editing-duration>PT1M47S</meta:editing-duration>
    <meta:generator>OpenOffice/4.0.1$Win32 OpenOffice.org_project/401m5$Build-9714</meta:generator>
    <meta:document-statistic meta:table-count="0" meta:image-count="0" meta:object-count="0" meta:page-count="2" meta:paragraph-count="28" meta:word-count="283" meta:character-count="17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